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200.81pt"/>
    </style:style>
    <style:style style:name="co3" style:family="table-column">
      <style:table-column-properties fo:break-before="auto" style:column-width="208.54pt"/>
    </style:style>
    <style:style style:name="co4" style:family="table-column">
      <style:table-column-properties fo:break-before="auto" style:column-width="161.66pt"/>
    </style:style>
    <style:style style:name="co5" style:family="table-column">
      <style:table-column-properties fo:break-before="auto" style:column-width="285.8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ESP32-PoE_Rev_C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0R_0603</text:p>
          </table:table-cell>
          <table:table-cell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,R11,R12,R1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8,R19,R24,R46,R4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0R/5%/0.25W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43,R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20,R21,R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,R6,R8,R14,R15,R31,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0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2,R25,R36,R37,R39,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.5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,R3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,C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50V/10%/X7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F/16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8,C11,C14,C15,C16,C18,C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F/100V/20%/C1206</text:p>
          </table:table-cell>
          <table:table-cell office:value-type="string" calcext:value-type="string">
            <text:p>C_1206_5MIL_DWS</text:p>
          </table:table-cell>
          <table:table-cell office:value-type="string" calcext:value-type="string">
            <text:p>C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7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F/100V/20%/X7R/C1206</text:p>
            <text:p>(AVX_12061C225KAT2A_Comet)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uF/100V/20%/RM2.5/6.3x11mm</text:p>
            <text:p>(Farnell:1281844)</text:p>
          </table:table-cell>
          <table:table-cell office:value-type="string" calcext:value-type="string">
            <text:p>CPOL-RM2.5mm_6.3x11mm_SMD</text:p>
          </table:table-cell>
          <table:table-cell office:value-type="string" calcext:value-type="string">
            <text:p>C2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,C6,C7,C9,C10,C13,C22,C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80uF/10V/20%/105C/RM3.5/8x11.5mm</text:p>
          </table:table-cell>
          <table:table-cell office:value-type="string" calcext:value-type="string">
            <text:p>CPOL-RM3.5mm_8.0x11.5mm_SMD</text:p>
          </table:table-cell>
          <table:table-cell office:value-type="string" calcext:value-type="string">
            <text:p>C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&lt;0.1R/CD32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3uH/2.1A/DCR=0.1R/20%/DBS135</text:p>
            <text:p>(PD3316MT330)</text:p>
          </table:table-cell>
          <table:table-cell office:value-type="string" calcext:value-type="string">
            <text:p>DBS135</text:p>
          </table:table-cell>
          <table:table-cell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5,L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S4(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1,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S510/100V/5A/0.85V/DO214AB(SMC)</text:p>
          </table:table-cell>
          <table:table-cell office:value-type="string" calcext:value-type="string">
            <text:p>DO214AB(SMC)_1(K)-2(A)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RG1,AC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NK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C114YKA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,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2MHz/20pF/10ppm/4P/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ESP-WROOM-32_MODULE</text:p>
          </table:table-cell>
          <table:table-cell office:value-type="string" calcext:value-type="string">
            <text:p>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3402-B-GM(QFN-20_5x5mm)</text:p>
          </table:table-cell>
          <table:table-cell office:value-type="string" calcext:value-type="string">
            <text:p>QFN-20_5x5mm(Si3402-B-GM)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office:value-type="string" calcext:value-type="string">
            <text:p>QFN32_EP(33)_</text:p>
            <text:p>5.00x5.00x0.90mm_Pitch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-V-10-LF(GBH254SMT-10)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P-003TC1(LPJ4112CNL)</text:p>
          </table:table-cell>
          <table:table-cell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FC-9P-1.7H(ATFFS150A01BR016)</text:p>
          </table:table-cell>
          <table:table-cell office:value-type="string" calcext:value-type="string">
            <text:p>uSD(TFC-9P-1.xH(ATFFS150A01BR016))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S(HN1x10)</text:p>
          </table:table-cell>
          <table:table-cell office:value-type="string" calcext:value-type="string">
            <text:p>HN1x10</text:p>
          </table:table-cell>
          <table:table-cell office:value-type="string" calcext:value-type="string">
            <text:p>EXT1,EXT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1185AU2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_1_SMALLER_TIED</text:p>
          </table:table-cell>
          <table:table-cell office:value-type="string" calcext:value-type="string">
            <text:p>EN_CT1,EN_CT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9,R4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9.9R/1%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3</text:p>
          </table:table-cell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9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8-09-25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5T11:42:03.271806306</dc:date>
    <meta:editing-duration>PT2H28M18S</meta:editing-duration>
    <meta:editing-cycles>73</meta:editing-cycles>
    <meta:generator>LibreOffice/5.1.6.2$Linux_X86_64 LibreOffice_project/10m0$Build-2</meta:generator>
    <meta:document-statistic meta:table-count="1" meta:cell-count="244" meta:object-count="0"/>
  </office:meta>
</office:document-meta>
</file>